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UBUcuerpoTrabajo">En este capítulo vamos a destacar los puntos claves del proyecto y como se han llevado a cabo.</text:p>
      <text:h text:style-name="Heading_20_2" text:outline-level="2">Lenguaje para el desarrollo del proyecto</text:h>
      <text:p text:style-name="UBUcuerpoTrabajo">Desde un primer momento se decidió el empleo de C++ como lenguaje central en la implementación del proyecto dado que permite trabajar con ROS. Aunque también hemos tenido que aprender a programar en SDF, dado que los modelados de robots, se hacen con este lenguaje para Gazebo. </text:p>
      <text:h text:style-name="Heading_20_2" text:outline-level="2">Herramienta para manejo de de robots empleado</text:h>
      <text:p text:style-name="UBUcuerpoTrabajo">Como ya hemos visto en el punto anterior, había varias alternativas sobre la herramienta usar para la comunicación con el robot, pero propuesto por el Tutor, empezamos a aprender en el entorno ROS, el cual tiene muchas ventajas al ser el más usado en la actualidad, y estar en un crecimiento constante, además de ser completamente gratuito. </text:p>
      <text:h text:style-name="Heading_20_2" text:outline-level="2">Manejo de SDF</text:h>
      <text:p text:style-name="UBUcuerpoTrabajo">Para poder programar bien los robots conviene meter bastantes horas a probar los diferentes sensores(ya creados) que se pueden integrar a nuestro robot, probarles, y comprobar su funcionamiento, porque de estos es desde donde puedes sacar los datos para más tarde mediante ROS comunicarte con el, y poder ordenar movimientos en función de los parámetros recibidos de los sensores.</text:p>
      <text:p text:style-name="UBUcuerpoTrabajo">En este punto cabe destacar que manejar bien SDF, y insertar todos sus atributos aunque inicialmente no sean necesarios(ya sean masa, peso, su forma, inercia) es importante, porque más adelante vas a poder necesitar de estos para leer algún dato.</text:p>
      <text:h text:style-name="Heading_20_2" text:outline-level="2">Pruebas experimentales ROS</text:h>
      <text:p text:style-name="UBUcuerpoTrabajo">Destacaría del proyecto realizado, que para cada robot se vayan haciendo pruebas, de tal manera que en el publicador busques que el robot te diga sus partes, o te escriba que elementos tienen mas de una longitud, en definitiva hacer pruebas para ver como es cada robot.</text:p>
      <text:p text:style-name="UBUcuerpoTrabajo">De esta manera conseguimos que el robot ver como es cada parte, podríamos pedir que nos enseñe todas las partes de tipo joint(unión), y aplicarles fuerzas para ver sus movimientos, comprobar como se mueve es importante para comprender el manejo.</text:p>
      <text:h text:style-name="Heading_20_2" text:outline-level="2">Controlador PID</text:h>
      <text:p text:style-name="UBUcuerpoTrabajo">Controlador que viene incluido por las librerías de gazebo, debemos usarlo para controlar la fuerza que ejercemos sobre el robot, el mismo hace mediciones y va retroalimentandose haciendo cálculos sobre su movimiento actual y el futuro para dar un movimiento correcto al robot.</text:p>
      <text:h text:style-name="Heading_20_2" text:outline-level="2">Informe y Curso</text:h>
      <text:p text:style-name="UBUcuerpoTrabajo">Una vez finalizada la etapa de programación e investigación sobre estas tecnologías nos <text:soft-page-break/>centraremos en realizar un informe detallado sobre la viabilidad de estas técnicas en una empresa de Robótica como puede ser ASTI, una vez realizado el informe se realizaría un curso con videotutoriales, presentaciones y material didáctico para ayudar a acortar los plazos de aprendizaje de esta tecnolog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199cm" fo:text-indent="0.499cm" style:auto-text-indent="false"/>
      <style:text-properties style:font-name="Liberation Serif1" style:font-size-asian="10.5pt"/>
    </style:style>
    <style:style style:name="Heading_20_1" style:display-name="Heading 1" style:family="paragraph" style:parent-style-name="Heading" style:next-style-name="UBUcuerpoTrabajo" style:default-outline-level="1" style:class="text">
      <style:paragraph-properties fo:margin-left="0.75cm" fo:margin-right="0cm" fo:margin-top="0.801cm" fo:margin-bottom="0.199cm" fo:text-indent="-0.25cm" style:auto-text-indent="false">
        <style:tab-stops/>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5_AspectosRelevantes.odt</text:file-name> v.<text:editing-cycles>19</text:editing-cycles> <text:title/><text:modification-date style:data-style-name="N103">30/jun/17</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7:24</meta:creation-date>
    <meta:generator>OpenOffice/4.1.3$Win32 OpenOffice.org_project/413m1$Build-9783</meta:generator>
    <dc:date>2017-06-30T11:30:39.92</dc:date>
    <dc:creator>Carmelo Basconcillos Reyero</dc:creator>
    <meta:editing-duration>PT5H54M31S</meta:editing-duration>
    <meta:editing-cycles>19</meta:editing-cycles>
    <meta:document-statistic meta:table-count="0" meta:image-count="0" meta:object-count="0" meta:page-count="2" meta:paragraph-count="17" meta:word-count="445" meta:character-count="2772"/>
  </office:meta>
</office:document-meta>
</file>